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42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52cm" svg:height="5.971cm" svg:x="8.103cm" svg:y="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.583cm" svg:height="5.971cm" svg:x="1.66cm" svg:y="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952cm" svg:height="3.023cm" svg:x="8.103cm" svg:y="10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952cm" svg:height="5.971cm" svg:x="16.288cm" svg:y="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5.243cm" svg:y1="5.177cm" svg:x2="8.103cm" svg:y2="5.177cm" draw:start-shape="id1" draw:start-glue-point="1" draw:end-shape="id2" draw:end-glue-point="3" svg:d="M5243 5177h2860" svg:viewBox="0 0 2861 1">
          <text:p/>
        </draw:connector>
        <draw:connector draw:style-name="gr5" draw:text-style-name="P2" draw:layer="layout" draw:type="line" svg:x1="10.579cm" svg:y1="10.395cm" svg:x2="10.579cm" svg:y2="8.163cm" draw:start-shape="id3" draw:start-glue-point="0" draw:end-shape="id2" draw:end-glue-point="2" svg:d="M10579 10395v-2232" svg:viewBox="0 0 1 2233">
          <text:p/>
        </draw:connector>
        <draw:path draw:style-name="gr6" draw:text-style-name="P2" draw:layer="layout" svg:width="5.274cm" svg:height="3.391cm" draw:transform="rotate (0.579449311662117) translate (11.3949984548516cm 4.15706328937865cm)" svg:viewBox="0 0 5275 3392" svg:d="M0 91c4432-743 5275 3301 5275 3301">
          <text:p/>
        </draw:path>
        <draw:frame draw:style-name="gr7" draw:text-style-name="P3" draw:layer="layout" svg:width="3.106cm" svg:height="1.674cm" svg:x="8.994cm" svg:y="4.415cm">
          <draw:text-box>
            <text:p text:style-name="P3">true</text:p>
            <text:p text:style-name="P3">presence</text:p>
          </draw:text-box>
        </draw:frame>
        <draw:frame draw:style-name="gr7" draw:text-style-name="P3" draw:layer="layout" svg:width="3.106cm" svg:height="1.674cm" svg:x="17.184cm" svg:y="4.415cm">
          <draw:text-box>
            <text:p text:style-name="P3">observed</text:p>
            <text:p text:style-name="P3">presence</text:p>
          </draw:text-box>
        </draw:frame>
        <draw:frame draw:style-name="gr8" draw:text-style-name="P5" draw:layer="layout" svg:width="3.067cm" svg:height="1.361cm" svg:x="13.095cm" svg:y="3.199cm">
          <draw:text-box>
            <text:p text:style-name="P4"><text:span text:style-name="T1">observation</text:span></text:p>
            <text:p text:style-name="P4"><text:span text:style-name="T1">probability</text:span></text:p>
          </draw:text-box>
        </draw:frame>
        <draw:frame draw:style-name="gr9" draw:text-style-name="P3" draw:layer="layout" svg:width="1.878cm" svg:height="0.962cm" svg:x="2.455cm" svg:y="4.77cm">
          <draw:text-box>
            <text:p text:style-name="P3">traits</text:p>
          </draw:text-box>
        </draw:frame>
        <draw:frame draw:style-name="gr10" draw:text-style-name="P3" draw:layer="layout" svg:width="3.986cm" svg:height="0.962cm" svg:x="8.554cm" svg:y="11.272cm">
          <draw:text-box>
            <text:p text:style-name="P3">environment</text:p>
          </draw:text-box>
        </draw:frame>
        <draw:frame draw:style-name="gr9" draw:text-style-name="P6" draw:layer="layout" svg:width="1.421cm" svg:height="0.729cm" svg:x="2.595cm" svg:y="2.108cm">
          <draw:text-box>
            <text:p text:style-name="P6"><text:span text:style-name="T2">traits</text:span></text:p>
          </draw:text-box>
        </draw:frame>
        <draw:frame draw:style-name="gr11" draw:text-style-name="P8" draw:layer="layout" svg:width="2.232cm" svg:height="1.844cm" svg:x="2.455cm" svg:y="4.77cm">
          <draw:text-box>
            <text:p text:style-name="P7"><text:span text:style-name="T3">traits</text:span></text:p>
          </draw:text-box>
        </draw:frame>
        <draw:frame draw:style-name="gr12" draw:text-style-name="P6" draw:layer="layout" svg:width="1.942cm" svg:height="0.729cm" draw:transform="rotate (1.5707963267949) translate (1.557cm 6.083cm)">
          <draw:text-box>
            <text:p text:style-name="P6"><text:span text:style-name="T2">species</text:span></text:p>
          </draw:text-box>
        </draw:frame>
        <draw:frame draw:style-name="gr12" draw:text-style-name="P6" draw:layer="layout" svg:width="1.942cm" svg:height="0.729cm" draw:transform="rotate (1.5707963267949) translate (8.057cm 6.083cm)">
          <draw:text-box>
            <text:p text:style-name="P6"><text:span text:style-name="T2">species</text:span></text:p>
          </draw:text-box>
        </draw:frame>
        <draw:frame draw:style-name="gr12" draw:text-style-name="P6" draw:layer="layout" svg:width="1.942cm" svg:height="0.729cm" draw:transform="rotate (1.5707963267949) translate (16.156cm 6.083cm)">
          <draw:text-box>
            <text:p text:style-name="P6"><text:span text:style-name="T2">species</text:span></text:p>
          </draw:text-box>
        </draw:frame>
        <draw:frame draw:style-name="gr9" draw:text-style-name="P6" draw:layer="layout" svg:width="1.302cm" svg:height="0.729cm" svg:x="9.944cm" svg:y="2.108cm">
          <draw:text-box>
            <text:p text:style-name="P6"><text:span text:style-name="T2">time</text:span></text:p>
          </draw:text-box>
        </draw:frame>
        <draw:frame draw:style-name="gr9" draw:text-style-name="P6" draw:layer="layout" svg:width="1.302cm" svg:height="0.729cm" svg:x="17.892cm" svg:y="2.108cm">
          <draw:text-box>
            <text:p text:style-name="P6"><text:span text:style-name="T2">time</text:span></text:p>
          </draw:text-box>
        </draw:frame>
        <draw:frame draw:style-name="gr9" draw:text-style-name="P6" draw:layer="layout" svg:width="1.302cm" svg:height="0.729cm" svg:x="9.944cm" svg:y="10.312cm">
          <draw:text-box>
            <text:p text:style-name="P6"><text:span text:style-name="T2">time</text:span></text:p>
          </draw:text-box>
        </draw:frame>
        <draw:frame draw:style-name="gr9" draw:text-style-name="P6" draw:layer="layout" svg:width="1.565cm" svg:height="0.729cm" draw:transform="rotate (1.5707963267949) translate (8.058cm 12.685cm)">
          <draw:text-box>
            <text:p text:style-name="P6"><text:span text:style-name="T2">factor</text:span></text:p>
          </draw:text-box>
        </draw:frame>
        <draw:frame draw:style-name="gr9" draw:text-style-name="P9" draw:layer="layout" svg:width="1.709cm" svg:height="0.806cm" svg:x="5.545cm" svg:y="4.385cm">
          <draw:text-box>
            <text:p><text:span text:style-name="T1">effect</text:span></text:p>
          </draw:text-box>
        </draw:frame>
        <draw:frame draw:style-name="gr9" draw:text-style-name="P9" draw:layer="layout" svg:width="1.709cm" svg:height="0.806cm" draw:transform="rotate (1.5707963267949) translate (9.797cm 10.326cm)">
          <draw:text-box>
            <text:p><text:span text:style-name="T1">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4.2.8.2$Linux_X86_64 LibreOffice_project/420m0$Build-2</meta:generator>
    <dc:date>2016-04-20T14:39:04.151631228</dc:date>
    <meta:editing-duration>PT39M7S</meta:editing-duration>
    <meta:editing-cycles>14</meta:editing-cycles>
    <meta:document-statistic meta:object-count="23"/>
  </office:meta>
</office:document-meta>
</file>